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3948" officeooo:paragraph-rsid="000a39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dé en 40: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1T20:37:07.861000000</dc:date>
    <meta:editing-duration>PT1M30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7.3.0.3$Windows_X86_64 LibreOffice_project/0f246aa12d0eee4a0f7adcefbf7c878fc2238db3</meta:generator>
  </office:meta>
</office:document-meta>
</file>